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WidgetDefinitionBuilder.buildAnotherWidgetDefinition( Element widge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idgetDefinitionBuilder.setLocation( Element widgetElement , AbstractWidgetDefinition widget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WidgetDefinitionBuild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WidgetDefinitionBuilder.setDisplayData( Element widgetElement , AbstractWidgetDefinition widg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WidgetDefinitionBuilder.setValidators( Element widgetElement , AbstractWidgetDefinition widgetDefini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WidgetDefinitionBuild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WidgetDefinitionBuilder.buildEventListeners( Element widgetElement , String elementName , Class listenerClas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WidgetDefinitionBuilder.setId( Element widgetElement , AbstractWidgetDefinition widget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